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40604" officeooo:paragraph-rsid="00140604" style:font-size-asian="10pt" style:font-size-complex="10pt"/>
    </style:style>
    <style:style style:name="P2" style:family="paragraph" style:parent-style-name="Standard">
      <style:text-properties fo:font-size="10pt" officeooo:rsid="00140604" officeooo:paragraph-rsid="00140604" style:font-size-asian="10pt" style:font-size-complex="10pt"/>
    </style:style>
    <style:style style:name="P3" style:family="paragraph" style:parent-style-name="Standard">
      <style:text-properties fo:font-size="10pt" officeooo:rsid="00140604" officeooo:paragraph-rsid="0015e959" style:font-size-asian="10pt" style:font-size-complex="10pt"/>
    </style:style>
    <style:style style:name="P4" style:family="paragraph" style:parent-style-name="Standard">
      <style:text-properties fo:font-size="10pt" officeooo:rsid="00140604" officeooo:paragraph-rsid="0018b105" style:font-size-asian="10pt" style:font-size-complex="10pt"/>
    </style:style>
    <style:style style:name="P5" style:family="paragraph" style:parent-style-name="Standard">
      <style:text-properties fo:font-size="10pt" officeooo:rsid="0015e959" officeooo:paragraph-rsid="0015e959" style:font-size-asian="10pt" style:font-size-complex="10pt"/>
    </style:style>
    <style:style style:name="P6" style:family="paragraph" style:parent-style-name="Standard">
      <style:text-properties fo:font-size="10pt" officeooo:rsid="0015e959" officeooo:paragraph-rsid="001a091a" style:font-size-asian="10pt" style:font-size-complex="10pt"/>
    </style:style>
    <style:style style:name="P7" style:family="paragraph" style:parent-style-name="Standard">
      <style:text-properties fo:font-size="10pt" officeooo:rsid="001a091a" officeooo:paragraph-rsid="001a091a" style:font-size-asian="10pt" style:font-size-complex="10pt"/>
    </style:style>
    <style:style style:name="T1" style:family="text">
      <style:text-properties officeooo:rsid="0015e959"/>
    </style:style>
    <style:style style:name="T2" style:family="text">
      <style:text-properties officeooo:rsid="0015f5e8"/>
    </style:style>
    <style:style style:name="T3" style:family="text">
      <style:text-properties officeooo:rsid="001751e9"/>
    </style:style>
    <style:style style:name="T4" style:family="text">
      <style:text-properties officeooo:rsid="001a09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objetivo do trabalho é dar suporte no ensino de EDO, <text:span text:style-name="T1">para isso serão feitas comparações entre a evolução dos mapas conceituais dos alunos que utilizaram de jogos e dos alunos que não utilizaram. Serão analisados informações colhidas do jogo e enviadas pelo jogadores.</text:span></text:p>
      <text:p text:style-name="P1"/>
      <text:p text:style-name="P3">Como colher dados: <text:span text:style-name="T1">Os dados são colhidos quando o jogador está utilizando o jogo. Porém o dados são mantidos apenas no dispositivo. A pessoa pode enviar a estatística quando desejar, o professor solicitará o envio constante dos dados dos alunos.</text:span></text:p>
      <text:p text:style-name="P3"/>
      <text:p text:style-name="P3"><text:span text:style-name="T1">C</text:span>omo enviar estatísticas: <text:span text:style-name="T1">Haverá o botão de enviar estatísticas, que ao ser enviados por e-mail através do jogo em apenas um clique e uma confirmação do jogador serão reiniciados no celular. </text:span>Assim que enviados as estatísticas do celular se apagam para não enviar repetidas informações.</text:p>
      <text:p text:style-name="P1"/>
      <text:p text:style-name="P5">As informações levantadas do jogo são: </text:p>
      <text:p text:style-name="P5"/>
      <text:p text:style-name="P5">Dentro de cada fase:</text:p>
      <text:p text:style-name="P4"><text:tab/>- Saber quantas tentativas foram necessárias <text:span text:style-name="T1">para acertar</text:span> cada pergunta. <text:span text:style-name="T2">**</text:span>para saber se clicam aleatório ou escolhem antes de clicar ** </text:p>
      <text:p text:style-name="P4"><text:tab/>- Saber quanto tempo durou em cada tentativa <text:span text:style-name="T2">(de 1 pergunta) <text:s/>**</text:span>para saber se a tela não ficou parada e o celular sem atenção**</text:p>
      <text:p text:style-name="P4"><text:tab/>- <text:span text:style-name="T2">Quanto tempo durou cada fase (de 20 perguntas) </text:span></text:p>
      <text:p text:style-name="P3"><text:tab/>- <text:span text:style-name="T2">Qual era a ED (número de imagem)? Qual era a pergunta alvo ? </text:span></text:p>
      <text:p text:style-name="P3"/>
      <text:p text:style-name="P3"><text:span text:style-name="T4">Métrica (click em pouco tempo - <text:s/>click em rápido tempo – Acertar de primeira, não acertar de primeira)</text:span></text:p>
      <text:p text:style-name="P7">cliques muito rápidos e não acertar de primeira == PODE significar chute aleatório</text:p>
      <text:p text:style-name="P7">clicks muito rápidos e acertar de primeira == pode ser um robô?</text:p>
      <text:p text:style-name="P7">Click devagar e não acertar de primeira == tá muito difícil? O celular está parado? </text:p>
      <text:p text:style-name="P7">click devagar e acertar de primeira == estava pensando? Estava resolvendo? O celular estava parado?</text:p>
      <text:p text:style-name="P1"/>
      <text:p text:style-name="P5">Dentro de cada módulo:</text:p>
      <text:p text:style-name="P5"><text:tab/>- <text:span text:style-name="T4">Quantas vezes clickou para jogar em uma fase(linear,exata,etc..) de classificação e saiu? (após 3 segundos)</text:span></text:p>
      <text:p text:style-name="P6"><text:tab/>- <text:span text:style-name="T4">Quantas vezes clickou para jogar em uma fase(homog, exata, etc) de resolução e saiu? (após 3 segundos)</text:span></text:p>
      <text:p text:style-name="P5"><text:tab/>- <text:span text:style-name="T2">Tempo total no módulo de classificação</text:span></text:p>
      <text:p text:style-name="P5"><text:tab/>- <text:span text:style-name="T2">Tempo total no módulo de resolução</text:span></text:p>
      <text:p text:style-name="P5"><text:tab/>- <text:span text:style-name="T3">Quantas vezes entrou e saiu de cada módulo (considerar que saiu é após 3 segundos)</text:span></text:p>
      <text:p text:style-name="P5"/>
      <text:p text:style-name="P1"/>
      <text:p text:style-name="P1">Quantas vezes cada módulo foi clickado para jogar, e quantas ficaram sendo jogados mesmo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1:14:16.966618564</meta:creation-date>
    <dc:date>2019-03-17T21:04:34.646533198</dc:date>
    <meta:editing-duration>PT2H3M55S</meta:editing-duration>
    <meta:editing-cycles>6</meta:editing-cycles>
    <meta:generator>LibreOffice/5.1.2.2$Linux_X86_64 LibreOffice_project/10m0$Build-2</meta:generator>
    <meta:document-statistic meta:table-count="0" meta:image-count="0" meta:object-count="0" meta:page-count="1" meta:paragraph-count="21" meta:word-count="361" meta:character-count="2156" meta:non-whitespace-character-count="1799"/>
  </office:meta>
</office:document-meta>
</file>